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3146" style:font-weight-asian="normal" style:font-weight-complex="normal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timeout</text:span> (float) – Defina um valor de tempo limite de leitura em segundos.</text:p>
      <text:p text:style-name="P1"/>
      <text:p text:style-name="P1"><text:span text:style-name="T1">xonxoff </text:span>(bool) – Habilita o controle de fluxo do software.xonxoff (bool) – Habilita o controle de fluxo do software.</text:p>
      <text:p text:style-name="P1"/>
      <text:p text:style-name="P1"><text:span text:style-name="T6">stopbits </text:span>– Número de bits de parada. Valores possíveis:stopbits – Número de bits de parada. Valores possíveis:</text:p>
      <text:p text:style-name="P1"/>
      <text:p text:style-name="P1"><text:span text:style-name="T1">bytesize </text:span>– Número de bits de dados. Valores possíveisbytesize – Número de bits de dados. Valores possívei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09:46:18.133806559</meta:creation-date>
    <dc:date>2022-01-14T10:27:09.163494547</dc:date>
    <meta:editing-duration>PT30M40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4" meta:word-count="59" meta:character-count="405" meta:non-whitespace-character-count="343"/>
  </office:meta>
</office:document-meta>
</file>